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hitney" svg:font-family="Whitney, 'Helvetica Neue', Helvetica, Arial, sans-serif"/>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Quotations">
      <style:paragraph-properties fo:margin-left="0.3937in" fo:margin-right="0.3937in" fo:margin-top="0in" fo:margin-bottom="0in" fo:text-align="start" style:justify-single-word="false" fo:orphans="2" fo:widows="2" fo:text-indent="0in" style:auto-text-indent="false" fo:padding="0in" fo:border="none"/>
    </style:style>
    <style:style style:name="P2" style:family="paragraph" style:parent-style-name="Quotations">
      <style:paragraph-properties fo:margin-left="0.3937in" fo:margin-right="0.3937in" fo:margin-top="0in" fo:margin-bottom="0in" fo:text-align="start" style:justify-single-word="false" fo:orphans="2" fo:widows="2" fo:text-indent="0in" style:auto-text-indent="false" fo:padding="0in" fo:border="none"/>
      <style:text-properties fo:font-variant="normal" fo:text-transform="none" fo:color="#dcddde" style:font-name="inherit" fo:font-size="12pt" fo:letter-spacing="normal" fo:font-style="normal" fo:font-weight="normal"/>
    </style:style>
    <style:style style:name="T1" style:family="text">
      <style:text-properties fo:font-variant="normal" fo:text-transform="none" style:text-line-through-style="none" style:font-name="Whitney" fo:font-size="12pt" fo:letter-spacing="normal" fo:font-style="normal" style:text-underline-style="none" fo:font-weight="normal" style:text-blinking="false"/>
    </style:style>
    <style:style style:name="T2" style:family="text">
      <style:text-properties fo:font-variant="normal" fo:text-transform="none" fo:color="#dcddde" fo:letter-spacing="normal"/>
    </style:style>
    <style:style style:name="T3" style:family="text">
      <style:text-properties fo:font-variant="normal" fo:text-transform="none" fo:color="#dcddde" style:font-name="inherit" fo:font-size="12pt" fo:letter-spacing="normal" fo:font-style="normal" fo:font-weight="normal"/>
    </style:style>
    <style:style style:name="T4" style:family="text">
      <style:text-properties fo:font-variant="normal" fo:text-transform="none" fo:color="#dcddde" style:font-name="inherit" fo:font-size="12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ithin the united states Insulin is available OTC and it's most affordable at Our Trusted Supplier.<text:line-break/>I use 100IU or more of intranasal insulin daily for cognitive enhancement and the mitigation of neurological and metabolic disorders. Intranasal insulin has been demonstrated in controlled human trials in healthy subjects as well as diabetics for improving resting state brain connectivity, synchronicity, gabaergic functions, glutamatergic homeostasis as well as improving markers of oxidative stress, NMDA/gaba/ampa receptor phosphorylation and surface expression. Intranasal insulin is shown to be safe and without inducing changes in peripheral glucose metabolism that may be associated with hypoglycemia. Intranasal insulin improves peripheral insulin sensitivity by improving the cellular functions of cells within the hypothalamus and olfactory bulb that are responsible for glucose sensing and metabolic homeostasis. Increasing insulin transport to the brain from intranasal use reduces hepatic lipid accumulation, reduces hepatic glucose production, and reduces pancreatic insulin and peptide C release demonstrating improvements in peripheral insulin sensitivity. It's demonstrated in neurological disorders aggravated by LPS and type 2 diabetes as well as disorders such as Depression, anxiety disorders, and neurodegenerative diseases like dementia there's a reduced transport of insulin from the periphery into the brain and this leads to a dysfunction in neurotrophin supply to the brain. Neuronal insulin resistance leads to breakdown in neuroendocrine functions such as hypothalamic steroidogenesis of pregnenolone and this aggravates neurological dysfunction. LPS is the causal link tying both neurological dysfunction and metabolic syndrome and it's been demonstrated in mice intranasal insulin reverses metabolic syndrome as well as prevents or mitigates the progression of neurodegenerative diseases. TBC (edited)<text:line-break/>[10:35 AM]<text:line-break/>The following studies will have citations listed in order.<text:line-break/>https://pubmed.ncbi.nlm.nih.gov/25249577/<text:line-break/>PubMed<text:line-break/>Intranasal insulin enhanced resting-state functional connectivity o...<text:line-break/>Type 2 diabetes mellitus (T2DM) alters brain function and manifests as brain atrophy. Intranasal insulin has emerged as a promising intervention for treatment of cognitive impairment. We evaluated the acute effects of intranasal insulin on resting-state brain functional connectivity in older adults …<text:line-break/><text:line-break/>[10:39 AM]<text:line-break/>This proof-of-concept, randomized, double-blind, placebo-controlled study evaluated the effects of a single 40 IU dose of insulin or saline in 14 diabetic and 14 control subjects. Resting-state functional connectivity between the hippocampal region and default mode network (DMN) was quantified using functional MRI (fMRI) at 3Tesla. Following insulin administration, diabetic patients demonstrated increased resting-state connectivity between the hippocampal regions and the medial frontal cortex (MFC) as compared with placebo (cluster size: right, P = 0.03) and other DMN regions. On placebo, the diabetes group had lower connectivity between the hippocampal region and the MFC as compared with control subjects (cluster size: right, P = 0.02), but on insulin, MFC connectivity was similar to control subjects<text:line-break/><text:line-break/><text:a xlink:type="simple" xlink:href="https://www.sciencedirect.com/science/article/abs/pii/S0006899319305281" text:style-name="Internet_20_link" text:visited-style-name="Visited_20_Internet_20_Link">https://www.sciencedirect.com/science/article/abs/pii/S0006899319305281</text:a><text:line-break/><text:line-break/><text:a xlink:type="simple" xlink:href="https://academic.oup.com/biomedgerontology/article/71/1/30/2614162?login=true" office:target-frame-name="_blank" xlink:show="new" text:style-name="Internet_20_link" text:visited-style-name="Visited_20_Internet_20_Link"><text:span text:style-name="T1">https://academic.oup.com/biomedgerontology/article/71/1/30/2614162?login=true</text:span></text:a><text:span text:style-name="T2"> </text:span></text:p>
      <text:p text:style-name="P1"><text:span text:style-name="T3">Recent studies suggest that insulin resistance may be a factor in brain aging and Alzheimer’s disease (AD) whereby intranasal insulin therapy, which delivers insulin to the brain, improves cognition and memory in AD patients. Here, we tested a clinically relevant delivery method to determine the impact of two forms of insulin, short-acting insulin lispro (Humalog) or long-acting insulin detemir (Levemir), on cognitive </text:span><text:soft-page-break/><text:span text:style-name="T3">functions in aged F344 rats. We also explored insulin effects on the Ca2+-dependent hippocampal afterhyperpolarization (AHP), a well-characterized neurophysiological marker of aging which is increased in the aged, memory impaired animal. </text:span><text:span text:style-name="Strong_20_Emphasis"><text:span text:style-name="T4">Low-dose intranasal insulin improved memory recall in aged animals such that their performance was similar to that seen in younger animals</text:span></text:span><text:span text:style-name="T3">.</text:span></text:p>
      <text:p text:style-name="Standard"><text:line-break/><text:a xlink:type="simple" xlink:href="https://www.ncbi.nlm.nih.gov/pmc/articles/PMC6769071/" office:target-frame-name="_blank" xlink:show="new" text:style-name="Internet_20_link" text:visited-style-name="Visited_20_Internet_20_Link"><text:span text:style-name="T1">https://www.ncbi.nlm.nih.gov/pmc/articles/PMC6769071/</text:span></text:a><text:span text:style-name="T2"> </text:span></text:p>
      <text:p text:style-name="P1"><text:span text:style-name="T3">Excitotoxicity is initiated primarily by the sustained stimulation of ionotropic glutamate receptors and leads to a rise in intracellular Ca2+ ([Ca2+]i), followed by a cascade of intracellular events, such as delayed calcium deregulation (DCD), mitochondrial depolarization, adenosine triphosphate (ATP) depletion that collectively end in cell death. Therefore, cross-talk between insulin and glutamate signaling in excitotoxicity is of particular interest for research. In the present study, we investigated the effects of short-term insulin exposure on the dynamics of [Ca2+]i and mitochondrial potential in cultured rat cortical neurons during glutamate excitotoxicity. We found that insulin ameliorated the glutamate-evoked rise of [Ca2+]i and prevented the onset of DCD, the postulated point-of-no-return in excitotoxicity. </text:span><text:span text:style-name="Strong_20_Emphasis"><text:span text:style-name="T4">Additionally, insulin significantly improved the glutamate-induced drop in mitochondrial potential, ATP depletion, and depletion of brain-derived neurotrophic factor (BDNF), which is a critical neuroprotector in excitotoxicity.</text:span></text:span></text:p>
      <text:p text:style-name="Standard">https://www.ncbi.nlm.nih.gov/pmc/articles/PMC5502723/<text:line-break/>The excitatory amino acid transporters 1 and 2 (EAAT1 and EAAT2), mostly located on astrocytes, are the main mediators for glutamate clearance in humans. Malfunctions of these transporters may lead to excessive glutamate accumulation and subsequent excitotoxicity to neurons, which has been implicated in many kinds of neurodegenerative disorders including Alzheimer’s disease (AD)<text:line-break/><text:line-break/>Our results showed that expressions of insulin receptor, phospho-insulin receptor, phospho-protein kinase B, phospho-mammalian target of rapamycin, and EAAT1 and EAAT2 were decreased by the Aβ1–42 oligomers in a dose-dependent manner (p &lt; 0.05) and this trend could be recovered by insulin treatment (p &lt; 0.05)<text:line-break/><text:a xlink:type="simple" xlink:href="https://pubmed.ncbi.nlm.nih.gov/25711529/" office:target-frame-name="_blank" xlink:show="new" text:style-name="Internet_20_link" text:visited-style-name="Visited_20_Internet_20_Link"><text:span text:style-name="T1">https://pubmed.ncbi.nlm.nih.gov/25711529/</text:span></text:a><text:span text:style-name="T2"> </text:span></text:p>
      <text:p text:style-name="P2">Whole body studies using long-lived growth hormone receptor gene disrupted or knock out (GHR-KO) mice report global GH resistance, increased insulin sensitivity, reduced insulin-like growth factor 1 (IGF-1), and cognitive retention in old-age, however, little is known about the neurobiological status of these mice. We examined messenger ribonucleic acid (mRNA) expression levels in the brain of 4- to 6-, 8- to 10-, and 20- to 22-month GHR-KO and normal aging control mice. In the hippocampus, glutamate transporter 1 (GLT-1) and anti-inflammatory nuclear factor kappa-light-chain-enhancer of activated B cells (NFκB)-p50 were elevated in 8- to 10-month GHR-KO mice compared with age-matched controls. In the hypothalamus, NFκB-p50, NFκB-p65, IGF-1 receptor (IGF-1R), glutamate/aspartate transporter (GLAST), and 2-amino-3-(5-methyl-3-oxo 2,3-dihydro-1,2 oxazol-4-yl) propanoic acid <text:soft-page-break/>receptor subunit 1 (GluA1) were elevated in 8- to 10- and/or 20- to 22-month GHR-KO mice when comparing genotypes. Finally, interleukin 1-beta (IL-1β) mRNA was reduced in 4- to 6- and/or 8- to 10-month GHR-KO mice compared with normal littermates in all brain areas examined</text:p>
      <text:p text:style-name="Standard"><text:line-break/>https://www.sciencedirect.com/science/article/pii/S002432051630577X<text:line-break/>Intranasal insulin improves cerebral blood flow, Nrf-2 expression a...<text:line-break/>Insulin/insulin receptor signaling is involved in cognitive functions. Clinical studies have shown that intranasal insulin administration improves mem…<text:line-break/><text:line-break/>[11:01 AM]<text:line-break/>It's demonstrated in ICV streptozotocin models in mice Alzheimers can be rapidly induced which shows a direct connection to amyloid beta induced insulin resistance within the brain aggravated by iron dysbiosis from LPS stimulation.<text:line-break/>[11:03 AM]<text:line-break/>These effects can be replicated in mouse models where LPS is the smoking gun of cognitive decline in dementia and it's shown that Alzheimers does not occur in mice with TLR4 knockout.<text:line-break/>[11:05 AM]<text:line-break/><text:a xlink:type="simple" xlink:href="https://www.frontiersin.org/articles/10.3389/fnins.2020.602508/full" text:style-name="Internet_20_link" text:visited-style-name="Visited_20_Internet_20_Link">https://www.frontiersin.org/articles/10.3389/fnins.2020.602508/full</text:a><text:line-break/><text:line-break/><text:a xlink:type="simple" xlink:href="https://www.sciencedirect.com/science/article/pii/S0969996120300474" text:style-name="Internet_20_link" text:visited-style-name="Visited_20_Internet_20_Link">https://www.sciencedirect.com/science/article/pii/S0969996120300474</text:a><text:line-break/><text:a xlink:type="simple" xlink:href="https://pubmed.ncbi.nlm.nih.gov/11248117/" text:style-name="Internet_20_link" text:visited-style-name="Visited_20_Internet_20_Link">https://pubmed.ncbi.nlm.nih.gov/11248117/</text:a><text:line-break/><text:a xlink:type="simple" xlink:href="https://www.ncbi.nlm.nih.gov/pmc/articles/PMC6612444/" text:style-name="Internet_20_link" text:visited-style-name="Visited_20_Internet_20_Link">https://www.ncbi.nlm.nih.gov/pmc/articles/PMC6612444/</text:a><text:line-break/><text:a xlink:type="simple" xlink:href="https://www.nature.com/articles/41792" text:style-name="Internet_20_link" text:visited-style-name="Visited_20_Internet_20_Link">https://www.nature.com/articles/41792</text:a><text:line-break/><text:line-break/>Here we report that insulin causes the type A γ-aminobutyric acid (GABAA) receptor, the principal receptor that mediates synaptic inhibition in the CNS8, to translocate rapidly from the intracellular compartment to the plasma membrane in transfected HEK 293 cells, and that this relocation requires the β2 subunit of the GABAA receptor. In CNS neurons, insulin increases the expression of GABAA receptors on the postsynaptic and dendritic membranes. We found that insulin increases the number of functional postsynaptic GABAA receptors, thereby increasing the amplitude of the GABAA-receptor-mediated miniature inhibitory postsynaptic currents (mIPSCs) without altering their time course. These results provide evidence for a rapid recruitment of functional receptors to the postsynaptic plasma membrane, suggesting a fundamental mechanism for the generation of synaptic plasticity<text:line-break/>[11:14 AM]<text:line-break/>https://onlinelibrary.wiley.com/doi/full/10.1111/j.1471-4159.2004.02841.x<text:line-break/>[11:15 AM]<text:line-break/>Insulin exerts neuroprotection by counteracting the decrease in cell-surface GABAA receptors following oxygen–glucose deprivation in cultured cortical neurons - <text:s/>free access <text:line-break/>[11:19 AM]<text:line-break/>These effects are replicated in mouse models of intracerebral pancreatic islet transplantation. The effects of insulin on gaba receptor surface expression and inhibition are directly in opposition to amyloid beta<text:line-break/>[11:20 AM]<text:line-break/><text:a xlink:type="simple" xlink:href="https://www.ncbi.nlm.nih.gov/pmc/articles/PMC6957181/" text:style-name="Internet_20_link" text:visited-style-name="Visited_20_Internet_20_Link">https://www.ncbi.nlm.nih.gov/pmc/articles/PMC6957181/</text:a><text:line-break/><text:a xlink:type="simple" xlink:href="https://pubmed.ncbi.nlm.nih.gov/30175977/" text:style-name="Internet_20_link" text:visited-style-name="Visited_20_Internet_20_Link">https://pubmed.ncbi.nlm.nih.gov/30175977/</text:a><text:line-break/><text:a xlink:type="simple" xlink:href="https://www.nature.com/articles/1301193" office:target-frame-name="_blank" xlink:show="new" text:style-name="Internet_20_link" text:visited-style-name="Visited_20_Internet_20_Link"><text:span text:style-name="T1">https://www.nature.com/articles/1301193</text:span></text:a><text:span text:style-name="T2"> </text:span></text:p>
      <text:p text:style-name="P1"><text:span text:style-name="T3">Owing to the reduced tendency of its molecules to form hexamers, the rapid-acting insulin analog insulin aspart (ASP-I) is more rapidly absorbed </text:span><text:soft-page-break/><text:span text:style-name="T3">than RH-I after subcutaneous administration. Since after intranasal insulin administration, ASP-I may also be expected to access the brain, we examined whether intranasal ASP-I has stronger beneficial effects on declarative memory than RH-I in humans. </text:span><text:span text:style-name="Strong_20_Emphasis"><text:span text:style-name="T4">Acute (40 IU) and long-term (4 × 40 IU/day over 8 weeks) effects of intranasally administered ASP-I, RH-I, and placebo on declarative memory (word lists) were assessed in 36 healthy men in a between-subject design. Plasma insulin and glucose levels were not affected</text:span></text:span><text:span text:style-name="T3">. After 8 weeks of treatment, however, word list recall was improved compared to placebo in both the ASP-I (p&lt;0.01) and the RH-I groups (p&lt;0.05). ASP-I-treated subjects performed even better than those of the RH-I-treated group (p&lt;0.05). Our results indicate that insulin-induced memory improvement can be enhanced by using ASP-I</text:span></text:p>
      <text:p text:style-name="Standard">https://pubmed.ncbi.nlm.nih.gov/29508509/<text:line-break/> A total of 38 studies in 1092 individuals receiving acute human intranasal insulin treatment and 18 studies in 832 individuals receiving human intranasal insulin treatment lasting between 21 days and 9.7 years were identified. No cases of symptomatic hypoglycaemia or severe adverse events (AEs) were reported<text:line-break/><text:a xlink:type="simple" xlink:href="https://www.nature.com/articles/s41467-020-15686-y" text:style-name="Internet_20_link" text:visited-style-name="Visited_20_Internet_20_Link">https://www.nature.com/articles/s41467-020-15686-y</text:a><text:line-break/><text:a xlink:type="simple" xlink:href="https://www.ncbi.nlm.nih.gov/pmc/articles/PMC6471380/" text:style-name="Internet_20_link" text:visited-style-name="Visited_20_Internet_20_Link">https://www.ncbi.nlm.nih.gov/pmc/articles/PMC6471380/</text:a><text:line-break/><text:line-break/>https://pubmed.ncbi.nlm.nih.gov/19458242/<text:line-break/>In mice made prediabetic via diet-induced obesity, IND was no longer effective in increasing long-term object memory recognition nor increasing anxiolytic behavior, suggesting state dependency or a degree of insulin resistance related to these behaviors<text:line-break/><text:line-break/>This study explains the mechanisms through kv1.3channel blockade<text:line-break/>[12:18 PM]<text:line-break/><text:a xlink:type="simple" xlink:href="https://www.ncbi.nlm.nih.gov/pmc/articles/PMC3068916/" text:style-name="Internet_20_link" text:visited-style-name="Visited_20_Internet_20_Link">https://www.ncbi.nlm.nih.gov/pmc/articles/PMC3068916/</text:a><text:line-break/><text:a xlink:type="simple" xlink:href="https://diginole.lib.fsu.edu/islandora/object/fsu%3A650683" text:style-name="Internet_20_link" text:visited-style-name="Visited_20_Internet_20_Link">https://diginole.lib.fsu.edu/islandora/object/fsu%3A650683</text:a><text:line-break/><text:a xlink:type="simple" xlink:href="https://www.ncbi.nlm.nih.gov/pmc/articles/PMC5391232/" text:style-name="Internet_20_link" text:visited-style-name="Visited_20_Internet_20_Link">https://www.ncbi.nlm.nih.gov/pmc/articles/PMC5391232/</text:a><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hitney" svg:font-family="Whitney, 'Helvetica Neue', Helvetica, Arial, sans-serif"/>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6-19T13:34:34.29</meta:creation-date>
    <meta:document-statistic meta:table-count="0" meta:image-count="0" meta:object-count="0" meta:page-count="4" meta:paragraph-count="9" meta:word-count="1497" meta:character-count="11791"/>
    <dc:date>2022-06-19T13:40:34.98</dc:date>
    <meta:editing-duration>PT6M1S</meta:editing-duration>
    <meta:editing-cycles>1</meta:editing-cycles>
    <meta:generator>OpenOffice/4.1.10$Win32 OpenOffice.org_project/4110m2$Build-9807</meta:generator>
  </office:meta>
</office:document-meta>
</file>